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rfc-language-tag="sr-Latn-RS" fo:language="sr" fo:script="Latn" fo:country="RS" officeooo:rsid="000f08ce" officeooo:paragraph-rsid="000f08ce"/>
    </style:style>
    <style:style style:name="P2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0f08ce" officeooo:paragraph-rsid="000f08ce"/>
    </style:style>
    <style:style style:name="P3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0f42f" officeooo:paragraph-rsid="0010f42f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e193d" officeooo:paragraph-rsid="001e193d"/>
    </style:style>
    <style:style style:name="P5" style:family="paragraph" style:parent-style-name="Standard">
      <style:text-properties style:font-name="Times New Roman" style:rfc-language-tag="sr-Latn-RS" fo:language="sr" fo:script="Latn" fo:country="RS" officeooo:rsid="001ea405" officeooo:paragraph-rsid="001ea405"/>
    </style:style>
    <style:style style:name="P6" style:family="paragraph" style:parent-style-name="Standard">
      <style:text-properties style:font-name="Times New Roman" style:rfc-language-tag="sr-Latn-RS" fo:language="sr" fo:script="Latn" fo:country="RS" officeooo:rsid="001f286c" officeooo:paragraph-rsid="001f286c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f286c" officeooo:paragraph-rsid="001f286c"/>
    </style:style>
    <style:style style:name="P8" style:family="paragraph" style:parent-style-name="Standard">
      <style:text-properties style:font-name="Times New Roman" style:rfc-language-tag="sr-Latn-RS" fo:language="sr" fo:script="Latn" fo:country="RS" officeooo:rsid="002ddc39" officeooo:paragraph-rsid="002ddc39"/>
    </style:style>
    <style:style style:name="P9" style:family="paragraph" style:parent-style-name="Standard">
      <style:text-properties style:font-name="Times New Roman" style:rfc-language-tag="sr-Latn-RS" fo:language="sr" fo:script="Latn" fo:country="RS" officeooo:rsid="002f842c" officeooo:paragraph-rsid="002f842c"/>
    </style:style>
    <style:style style:name="P10" style:family="paragraph" style:parent-style-name="Standard">
      <style:text-properties style:font-name="Times New Roman" style:rfc-language-tag="sr-Latn-RS" fo:language="sr" fo:script="Latn" fo:country="RS" officeooo:rsid="003d09b9" officeooo:paragraph-rsid="003d09b9"/>
    </style:style>
    <style:style style:name="P11" style:family="paragraph" style:parent-style-name="Standard">
      <style:text-properties style:font-name="Times New Roman" style:rfc-language-tag="sr-Latn-RS" fo:language="sr" fo:script="Latn" fo:country="RS" officeooo:rsid="003da42d" officeooo:paragraph-rsid="003da42d"/>
    </style:style>
    <style:style style:name="P12" style:family="paragraph" style:parent-style-name="Standard">
      <style:text-properties style:font-name="Times New Roman" style:rfc-language-tag="sr-Latn-RS" fo:language="sr" fo:script="Latn" fo:country="RS" officeooo:rsid="003f0dbb" officeooo:paragraph-rsid="003f0dbb"/>
    </style:style>
    <style:style style:name="P13" style:family="paragraph" style:parent-style-name="Standard">
      <style:text-properties style:font-name="Times New Roman" style:rfc-language-tag="sr-Latn-RS" fo:language="sr" fo:script="Latn" fo:country="RS" officeooo:rsid="003fe261" officeooo:paragraph-rsid="003fe261"/>
    </style:style>
    <style:style style:name="P14" style:family="paragraph" style:parent-style-name="Standard">
      <style:text-properties style:font-name="Times New Roman" style:rfc-language-tag="sr-Latn-RS" fo:language="sr" fo:script="Latn" fo:country="RS" officeooo:rsid="0045071d" officeooo:paragraph-rsid="0045071d"/>
    </style:style>
    <style:style style:name="P15" style:family="paragraph" style:parent-style-name="Standard">
      <style:text-properties style:font-name="Times New Roman" style:rfc-language-tag="sr-Latn-RS" fo:language="sr" fo:script="Latn" fo:country="RS" officeooo:rsid="0053511e" officeooo:paragraph-rsid="0053511e"/>
    </style:style>
    <style:style style:name="P16" style:family="paragraph" style:parent-style-name="Standard">
      <style:text-properties style:font-name="Times New Roman" style:rfc-language-tag="sr-Latn-RS" fo:language="sr" fo:script="Latn" fo:country="RS" officeooo:rsid="00554421" officeooo:paragraph-rsid="00554421"/>
    </style:style>
    <style:style style:name="P17" style:family="paragraph" style:parent-style-name="Standard">
      <style:text-properties style:font-name="Times New Roman" style:rfc-language-tag="sr-Latn-RS" fo:language="sr" fo:script="Latn" fo:country="RS" officeooo:rsid="0056e4b4" officeooo:paragraph-rsid="0056e4b4"/>
    </style:style>
    <style:style style:name="P18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56e4b4" officeooo:paragraph-rsid="0056e4b4"/>
    </style:style>
    <style:style style:name="P19" style:family="paragraph" style:parent-style-name="Standard">
      <style:text-properties style:font-name="Times New Roman" style:rfc-language-tag="sr-Latn-RS" fo:language="sr" fo:script="Latn" fo:country="RS" officeooo:rsid="0061a43b" officeooo:paragraph-rsid="0061a43b"/>
    </style:style>
    <style:style style:name="P20" style:family="paragraph" style:parent-style-name="Standard">
      <style:text-properties style:font-name="Times New Roman" fo:font-size="14pt" style:rfc-language-tag="sr-Latn-RS" fo:language="sr" fo:script="Latn" fo:country="RS" fo:font-weight="bold" officeooo:rsid="000f08ce" officeooo:paragraph-rsid="000f08ce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Times New Roman" fo:language="en" fo:country="US" officeooo:rsid="00318ac0" officeooo:paragraph-rsid="00318ac0"/>
    </style:style>
    <style:style style:name="P22" style:family="paragraph" style:parent-style-name="Standard">
      <style:paragraph-properties fo:text-align="justify" style:justify-single-word="false"/>
      <style:text-properties style:font-name="Times New Roman" fo:language="en" fo:country="US" officeooo:rsid="00318ac0" officeooo:paragraph-rsid="0035868d"/>
    </style:style>
    <style:style style:name="P23" style:family="paragraph" style:parent-style-name="Standard">
      <style:text-properties style:font-name="Times New Roman" fo:language="en" fo:country="US" officeooo:rsid="00318ac0" officeooo:paragraph-rsid="0035868d"/>
    </style:style>
    <style:style style:name="P24" style:family="paragraph" style:parent-style-name="Standard">
      <style:text-properties style:font-name="Times New Roman" fo:language="en" fo:country="US" officeooo:rsid="0031ce65" officeooo:paragraph-rsid="0031ce65"/>
    </style:style>
    <style:style style:name="P25" style:family="paragraph" style:parent-style-name="Standard">
      <style:paragraph-properties fo:text-align="justify" style:justify-single-word="false"/>
      <style:text-properties style:font-name="Times New Roman" fo:language="en" fo:country="US" officeooo:rsid="0031ce65" officeooo:paragraph-rsid="0031ce65"/>
    </style:style>
    <style:style style:name="P26" style:family="paragraph" style:parent-style-name="Standard">
      <style:paragraph-properties fo:text-align="justify" style:justify-single-word="false"/>
      <style:text-properties style:font-name="Times New Roman" fo:language="en" fo:country="US" officeooo:rsid="0035868d" officeooo:paragraph-rsid="0035868d"/>
    </style:style>
    <style:style style:name="P27" style:family="paragraph" style:parent-style-name="Standard">
      <style:text-properties style:font-name="Times New Roman" fo:language="en" fo:country="US" officeooo:rsid="005104bc" officeooo:paragraph-rsid="005104bc"/>
    </style:style>
    <style:style style:name="P28" style:family="paragraph" style:parent-style-name="Standard">
      <style:text-properties style:font-name="Times New Roman" fo:language="en" fo:country="US" officeooo:rsid="00517bf3" officeooo:paragraph-rsid="00517bf3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0f08ce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61a43b" officeooo:paragraph-rsid="0061a43b"/>
    </style:style>
    <style:style style:name="P3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0f08ce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0f08ce"/>
    </style:style>
    <style:style style:name="P33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0f08ce"/>
    </style:style>
    <style:style style:name="P34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297108"/>
    </style:style>
    <style:style style:name="P3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0f08ce"/>
    </style:style>
    <style:style style:name="P3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0f08ce"/>
    </style:style>
    <style:style style:name="P37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31ce65" officeooo:paragraph-rsid="0031ce65"/>
    </style:style>
    <style:style style:name="P3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387f62" officeooo:paragraph-rsid="00387f62"/>
    </style:style>
    <style:style style:name="P39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31ce65" officeooo:paragraph-rsid="0031ce65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31ce65" officeooo:paragraph-rsid="0031ce65"/>
    </style:style>
    <style:style style:name="P4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31ce65" officeooo:paragraph-rsid="0031ce65"/>
    </style:style>
    <style:style style:name="P4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31ce65" officeooo:paragraph-rsid="0031ce65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08ce" officeooo:paragraph-rsid="000f08ce"/>
    </style:style>
    <style:style style:name="P4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45071d" officeooo:paragraph-rsid="0045071d"/>
    </style:style>
    <style:style style:name="P4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5104bc" officeooo:paragraph-rsid="005104bc"/>
    </style:style>
    <style:style style:name="P4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517bf3" officeooo:paragraph-rsid="00517bf3"/>
    </style:style>
    <style:style style:name="P47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53511e" officeooo:paragraph-rsid="0053511e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56e4b4" officeooo:paragraph-rsid="0056e4b4"/>
    </style:style>
    <style:style style:name="P49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56e4b4" officeooo:paragraph-rsid="0056e4b4"/>
    </style:style>
    <style:style style:name="P5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56e4b4" officeooo:paragraph-rsid="0056e4b4"/>
    </style:style>
    <style:style style:name="P5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61a43b" officeooo:paragraph-rsid="0061a43b"/>
    </style:style>
    <style:style style:name="P52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Times New Roman" style:rfc-language-tag="sr-Latn-RS" fo:language="sr" fo:script="Latn" fo:country="RS" officeooo:rsid="0064b947" officeooo:paragraph-rsid="0064b947"/>
    </style:style>
    <style:style style:name="P53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56e4b4" officeooo:paragraph-rsid="0056e4b4"/>
    </style:style>
    <style:style style:name="P54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fo:font-weight="bold" officeooo:rsid="00218b25" officeooo:paragraph-rsid="00218b25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.8118in" fo:margin-right="0in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45071d" officeooo:paragraph-rsid="0045071d"/>
    </style:style>
    <style:style style:name="P56" style:family="paragraph" style:parent-style-name="Standard" style:master-page-name="">
      <loext:graphic-properties draw:fill="none"/>
      <style:paragraph-properties fo:margin-left="0.8118in" fo:margin-right="0in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4e1eb9" officeooo:paragraph-rsid="004e1eb9"/>
    </style:style>
    <style:style style:name="P57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4e1eb9" officeooo:paragraph-rsid="004e1eb9"/>
    </style:style>
    <style:style style:name="P58" style:family="paragraph" style:parent-style-name="Standard" style:master-page-name="">
      <loext:graphic-properties draw:fill="none"/>
      <style:paragraph-properties fo:margin-left="0.6252in" fo:margin-right="0in" fo:text-indent="0in" style:auto-text-indent="false" style:page-number="auto" fo:background-color="transparent"/>
      <style:text-properties style:font-name="Times New Roman" fo:language="en" fo:country="US" officeooo:rsid="006a870a" officeooo:paragraph-rsid="006a870a"/>
    </style:style>
    <style:style style:name="P59" style:family="paragraph" style:parent-style-name="Standard" style:master-page-name="">
      <loext:graphic-properties draw:fill="none"/>
      <style:paragraph-properties fo:margin-left="0.9366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6a870a" officeooo:paragraph-rsid="006a870a"/>
    </style:style>
    <style:style style:name="P60" style:family="paragraph" style:parent-style-name="Standard" style:master-page-name="">
      <loext:graphic-properties draw:fill="none"/>
      <style:paragraph-properties fo:margin-left="0.9366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6a870a" officeooo:paragraph-rsid="006a870a"/>
    </style:style>
    <style:style style:name="P61" style:family="paragraph" style:parent-style-name="Standard" style:master-page-name="">
      <loext:graphic-properties draw:fill="none"/>
      <style:paragraph-properties fo:margin-left="0.9366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6a870a" officeooo:paragraph-rsid="006a870a"/>
    </style:style>
    <style:style style:name="P62" style:family="paragraph" style:parent-style-name="Standard" style:master-page-name="">
      <loext:graphic-properties draw:fill="none"/>
      <style:paragraph-properties fo:margin-left="0.9366in" fo:margin-right="0in" fo:text-align="justify" style:justify-single-word="false" fo:text-indent="0in" style:auto-text-indent="false" style:page-number="auto" fo:background-color="transparent"/>
      <style:text-properties style:font-name="Times New Roman" fo:language="en" fo:country="US" officeooo:rsid="006a870a" officeooo:paragraph-rsid="006a870a"/>
    </style:style>
    <style:style style:name="P63" style:family="paragraph" style:parent-style-name="Footer">
      <style:paragraph-properties fo:text-align="end" style:justify-single-word="false"/>
    </style:style>
    <style:style style:name="T1" style:family="text">
      <style:text-properties officeooo:rsid="0010f4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f42f" style:font-weight-asian="bold" style:font-weight-complex="bold"/>
    </style:style>
    <style:style style:name="T4" style:family="text">
      <style:text-properties fo:font-weight="bold" officeooo:rsid="00250ad7" style:font-weight-asian="bold" style:font-weight-complex="bold"/>
    </style:style>
    <style:style style:name="T5" style:family="text">
      <style:text-properties fo:font-weight="bold" officeooo:rsid="002a7729" style:font-weight-asian="bold" style:font-weight-complex="bold"/>
    </style:style>
    <style:style style:name="T6" style:family="text">
      <style:text-properties fo:font-weight="bold" officeooo:rsid="00312699" style:font-weight-asian="bold" style:font-weight-complex="bold"/>
    </style:style>
    <style:style style:name="T7" style:family="text">
      <style:text-properties fo:font-weight="bold" officeooo:rsid="00318ac0" style:font-weight-asian="bold" style:font-weight-complex="bold"/>
    </style:style>
    <style:style style:name="T8" style:family="text">
      <style:text-properties fo:font-weight="bold" officeooo:rsid="0035868d" style:font-weight-asian="bold" style:font-weight-complex="bold"/>
    </style:style>
    <style:style style:name="T9" style:family="text">
      <style:text-properties fo:font-weight="bold" officeooo:rsid="005de9a8" style:font-weight-asian="bold" style:font-weight-complex="bold"/>
    </style:style>
    <style:style style:name="T10" style:family="text">
      <style:text-properties fo:font-weight="bold" officeooo:rsid="005e4686" style:font-weight-asian="bold" style:font-weight-complex="bold"/>
    </style:style>
    <style:style style:name="T11" style:family="text">
      <style:text-properties fo:font-weight="bold" officeooo:rsid="006569f1" style:font-weight-asian="bold" style:font-weight-complex="bold"/>
    </style:style>
    <style:style style:name="T12" style:family="text">
      <style:text-properties officeooo:rsid="00139409"/>
    </style:style>
    <style:style style:name="T13" style:family="text">
      <style:text-properties fo:color="#ff3333"/>
    </style:style>
    <style:style style:name="T14" style:family="text">
      <style:text-properties fo:color="#ff3333" officeooo:rsid="00139409"/>
    </style:style>
    <style:style style:name="T15" style:family="text">
      <style:text-properties fo:color="#ff3333" officeooo:rsid="001a3eee"/>
    </style:style>
    <style:style style:name="T16" style:family="text">
      <style:text-properties fo:color="#ff3333" officeooo:rsid="001d3dd6"/>
    </style:style>
    <style:style style:name="T17" style:family="text">
      <style:text-properties fo:color="#ff3333" officeooo:rsid="001ea405"/>
    </style:style>
    <style:style style:name="T18" style:family="text">
      <style:text-properties fo:color="#ff3333" officeooo:rsid="001f286c"/>
    </style:style>
    <style:style style:name="T19" style:family="text">
      <style:text-properties fo:color="#ff3333" officeooo:rsid="001f7ff6"/>
    </style:style>
    <style:style style:name="T20" style:family="text">
      <style:text-properties fo:color="#ff3333" officeooo:rsid="003fe261"/>
    </style:style>
    <style:style style:name="T21" style:family="text">
      <style:text-properties fo:color="#ff3333" fo:language="en" fo:country="US" officeooo:rsid="004cb99a"/>
    </style:style>
    <style:style style:name="T22" style:family="text">
      <style:text-properties fo:color="#ff3333" fo:language="en" fo:country="US" officeooo:rsid="005104bc"/>
    </style:style>
    <style:style style:name="T23" style:family="text">
      <style:text-properties fo:color="#ff3333" fo:language="en" fo:country="US" officeooo:rsid="00554421"/>
    </style:style>
    <style:style style:name="T24" style:family="text">
      <style:text-properties fo:color="#ff3333" officeooo:rsid="00517bf3"/>
    </style:style>
    <style:style style:name="T25" style:family="text">
      <style:text-properties fo:color="#ff3333" officeooo:rsid="00543f69"/>
    </style:style>
    <style:style style:name="T26" style:family="text">
      <style:text-properties fo:color="#ff3333" officeooo:rsid="00549111"/>
    </style:style>
    <style:style style:name="T27" style:family="text">
      <style:text-properties fo:color="#ff3333" officeooo:rsid="0054cfb5"/>
    </style:style>
    <style:style style:name="T28" style:family="text">
      <style:text-properties fo:color="#ff3333" officeooo:rsid="0056e4b4"/>
    </style:style>
    <style:style style:name="T29" style:family="text">
      <style:text-properties officeooo:rsid="001702dc"/>
    </style:style>
    <style:style style:name="T30" style:family="text">
      <style:text-properties officeooo:rsid="001a3eee"/>
    </style:style>
    <style:style style:name="T31" style:family="text">
      <style:text-properties officeooo:rsid="001c361b"/>
    </style:style>
    <style:style style:name="T32" style:family="text">
      <style:text-properties officeooo:rsid="001d3dd6"/>
    </style:style>
    <style:style style:name="T33" style:family="text">
      <style:text-properties officeooo:rsid="001ea405"/>
    </style:style>
    <style:style style:name="T34" style:family="text">
      <style:text-properties officeooo:rsid="001f286c"/>
    </style:style>
    <style:style style:name="T35" style:family="text">
      <style:text-properties officeooo:rsid="001f7ff6"/>
    </style:style>
    <style:style style:name="T36" style:family="text">
      <style:text-properties officeooo:rsid="00218b25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250ad7"/>
    </style:style>
    <style:style style:name="T39" style:family="text">
      <style:text-properties fo:language="en" fo:country="US" officeooo:rsid="002649bd"/>
    </style:style>
    <style:style style:name="T40" style:family="text">
      <style:text-properties fo:language="en" fo:country="US" fo:font-weight="bold" officeooo:rsid="00318ac0" style:font-weight-asian="bold" style:font-weight-complex="bold"/>
    </style:style>
    <style:style style:name="T41" style:family="text">
      <style:text-properties fo:language="en" fo:country="US" fo:font-weight="bold" officeooo:rsid="004632e9" style:font-weight-asian="bold" style:font-weight-complex="bold"/>
    </style:style>
    <style:style style:name="T42" style:family="text">
      <style:text-properties fo:language="en" fo:country="US" officeooo:rsid="004632e9"/>
    </style:style>
    <style:style style:name="T43" style:family="text">
      <style:text-properties fo:language="en" fo:country="US" officeooo:rsid="00496830"/>
    </style:style>
    <style:style style:name="T44" style:family="text">
      <style:text-properties fo:language="en" fo:country="US" officeooo:rsid="004cb99a"/>
    </style:style>
    <style:style style:name="T45" style:family="text">
      <style:text-properties fo:language="en" fo:country="US" officeooo:rsid="004e1eb9"/>
    </style:style>
    <style:style style:name="T46" style:family="text">
      <style:text-properties fo:language="en" fo:country="US" officeooo:rsid="005104bc"/>
    </style:style>
    <style:style style:name="T47" style:family="text">
      <style:text-properties fo:language="en" fo:country="US" officeooo:rsid="0054cfb5"/>
    </style:style>
    <style:style style:name="T48" style:family="text">
      <style:text-properties fo:language="en" fo:country="US" officeooo:rsid="00554421"/>
    </style:style>
    <style:style style:name="T49" style:family="text">
      <style:text-properties fo:language="en" fo:country="US" officeooo:rsid="0056e4b4"/>
    </style:style>
    <style:style style:name="T50" style:family="text">
      <style:text-properties officeooo:rsid="00250ad7"/>
    </style:style>
    <style:style style:name="T51" style:family="text">
      <style:text-properties style:rfc-language-tag="sr-Latn-RS" fo:language="sr" fo:script="Latn" fo:country="RS"/>
    </style:style>
    <style:style style:name="T52" style:family="text">
      <style:text-properties style:rfc-language-tag="sr-Latn-RS" fo:language="sr" fo:script="Latn" fo:country="RS" officeooo:rsid="0035868d"/>
    </style:style>
    <style:style style:name="T53" style:family="text">
      <style:text-properties style:rfc-language-tag="sr-Latn-RS" fo:language="sr" fo:script="Latn" fo:country="RS" fo:font-weight="bold" style:font-weight-asian="bold" style:font-weight-complex="bold"/>
    </style:style>
    <style:style style:name="T54" style:family="text">
      <style:text-properties style:rfc-language-tag="sr-Latn-RS" fo:language="sr" fo:script="Latn" fo:country="RS" fo:font-weight="bold" officeooo:rsid="0035868d" style:font-weight-asian="bold" style:font-weight-complex="bold"/>
    </style:style>
    <style:style style:name="T55" style:family="text">
      <style:text-properties style:rfc-language-tag="sr-Latn-RS" fo:language="sr" fo:script="Latn" fo:country="RS" fo:font-weight="bold" officeooo:rsid="00397799" style:font-weight-asian="bold" style:font-weight-complex="bold"/>
    </style:style>
    <style:style style:name="T56" style:family="text">
      <style:text-properties style:rfc-language-tag="sr-Latn-RS" fo:language="sr" fo:script="Latn" fo:country="RS" fo:font-weight="bold" officeooo:rsid="003b1377" style:font-weight-asian="bold" style:font-weight-complex="bold"/>
    </style:style>
    <style:style style:name="T57" style:family="text">
      <style:text-properties style:rfc-language-tag="sr-Latn-RS" fo:language="sr" fo:script="Latn" fo:country="RS" fo:font-weight="bold" officeooo:rsid="003bfdb0" style:font-weight-asian="bold" style:font-weight-complex="bold"/>
    </style:style>
    <style:style style:name="T58" style:family="text">
      <style:text-properties style:rfc-language-tag="sr-Latn-RS" fo:language="sr" fo:script="Latn" fo:country="RS" fo:font-weight="bold" officeooo:rsid="00387f62" style:font-weight-asian="bold" style:font-weight-complex="bold"/>
    </style:style>
    <style:style style:name="T59" style:family="text">
      <style:text-properties style:rfc-language-tag="sr-Latn-RS" fo:language="sr" fo:script="Latn" fo:country="RS" officeooo:rsid="00387f62"/>
    </style:style>
    <style:style style:name="T60" style:family="text">
      <style:text-properties style:rfc-language-tag="sr-Latn-RS" fo:language="sr" fo:script="Latn" fo:country="RS" officeooo:rsid="00397799"/>
    </style:style>
    <style:style style:name="T61" style:family="text">
      <style:text-properties style:rfc-language-tag="sr-Latn-RS" fo:language="sr" fo:script="Latn" fo:country="RS" officeooo:rsid="003b1377"/>
    </style:style>
    <style:style style:name="T62" style:family="text">
      <style:text-properties style:rfc-language-tag="sr-Latn-RS" fo:language="sr" fo:script="Latn" fo:country="RS" officeooo:rsid="003bfdb0"/>
    </style:style>
    <style:style style:name="T63" style:family="text">
      <style:text-properties style:rfc-language-tag="sr-Latn-RS" fo:language="sr" fo:script="Latn" fo:country="RS" officeooo:rsid="003d09b9"/>
    </style:style>
    <style:style style:name="T64" style:family="text">
      <style:text-properties style:rfc-language-tag="sr-Latn-RS" fo:language="sr" fo:script="Latn" fo:country="RS" officeooo:rsid="0051a945"/>
    </style:style>
    <style:style style:name="T65" style:family="text">
      <style:text-properties style:rfc-language-tag="sr-Latn-RS" fo:language="sr" fo:script="Latn" fo:country="RS" officeooo:rsid="00524377"/>
    </style:style>
    <style:style style:name="T66" style:family="text">
      <style:text-properties style:rfc-language-tag="sr-Latn-RS" fo:language="sr" fo:script="Latn" fo:country="RS" officeooo:rsid="0053511e"/>
    </style:style>
    <style:style style:name="T67" style:family="text">
      <style:text-properties officeooo:rsid="002670ef"/>
    </style:style>
    <style:style style:name="T68" style:family="text">
      <style:text-properties officeooo:rsid="0027a8e5"/>
    </style:style>
    <style:style style:name="T69" style:family="text">
      <style:text-properties officeooo:rsid="002a7729"/>
    </style:style>
    <style:style style:name="T70" style:family="text">
      <style:text-properties officeooo:rsid="002c02e3"/>
    </style:style>
    <style:style style:name="T71" style:family="text">
      <style:text-properties officeooo:rsid="00312699"/>
    </style:style>
    <style:style style:name="T72" style:family="text">
      <style:text-properties officeooo:rsid="00318ac0"/>
    </style:style>
    <style:style style:name="T73" style:family="text">
      <style:text-properties officeooo:rsid="0033a508"/>
    </style:style>
    <style:style style:name="T74" style:family="text">
      <style:text-properties officeooo:rsid="0035868d"/>
    </style:style>
    <style:style style:name="T75" style:family="text">
      <style:text-properties officeooo:rsid="00387f62"/>
    </style:style>
    <style:style style:name="T76" style:family="text">
      <style:text-properties officeooo:rsid="003da42d"/>
    </style:style>
    <style:style style:name="T77" style:family="text">
      <style:text-properties officeooo:rsid="003f0dbb"/>
    </style:style>
    <style:style style:name="T78" style:family="text">
      <style:text-properties officeooo:rsid="003fe261"/>
    </style:style>
    <style:style style:name="T79" style:family="text">
      <style:text-properties officeooo:rsid="00430289"/>
    </style:style>
    <style:style style:name="T80" style:family="text">
      <style:text-properties officeooo:rsid="00433187"/>
    </style:style>
    <style:style style:name="T81" style:family="text">
      <style:text-properties officeooo:rsid="0044b29b"/>
    </style:style>
    <style:style style:name="T82" style:family="text">
      <style:text-properties officeooo:rsid="0045071d"/>
    </style:style>
    <style:style style:name="T83" style:family="text">
      <style:text-properties officeooo:rsid="004e1eb9"/>
    </style:style>
    <style:style style:name="T84" style:family="text">
      <style:text-properties officeooo:rsid="00517bf3"/>
    </style:style>
    <style:style style:name="T85" style:family="text">
      <style:text-properties officeooo:rsid="00524377"/>
    </style:style>
    <style:style style:name="T86" style:family="text">
      <style:text-properties officeooo:rsid="00543f69"/>
    </style:style>
    <style:style style:name="T87" style:family="text">
      <style:text-properties officeooo:rsid="00549111"/>
    </style:style>
    <style:style style:name="T88" style:family="text">
      <style:text-properties officeooo:rsid="0054cfb5"/>
    </style:style>
    <style:style style:name="T89" style:family="text">
      <style:text-properties officeooo:rsid="0056e4b4"/>
    </style:style>
    <style:style style:name="T90" style:family="text">
      <style:text-properties officeooo:rsid="005de9a8"/>
    </style:style>
    <style:style style:name="T91" style:family="text">
      <style:text-properties officeooo:rsid="005e4686"/>
    </style:style>
    <style:style style:name="T92" style:family="text">
      <style:text-properties officeooo:rsid="0061a43b"/>
    </style:style>
    <style:style style:name="T93" style:family="text">
      <style:text-properties officeooo:rsid="00635140"/>
    </style:style>
    <style:style style:name="T94" style:family="text">
      <style:text-properties officeooo:rsid="006569f1"/>
    </style:style>
    <style:style style:name="T95" style:family="text">
      <style:text-properties officeooo:rsid="006614be"/>
    </style:style>
    <style:style style:name="T96" style:family="text">
      <style:text-properties officeooo:rsid="0069b5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ST 2</text:p>
      <text:p text:style-name="P1"/>
      <text:p text:style-name="P2">1. <text:span text:style-name="T1">Kako dobijate objekat klase InetAddress?</text:span></text:p>
      <text:p text:style-name="P2"/>
      <text:p text:style-name="P2"><text:tab/>- <text:span text:style-name="T1">Objekat klase InetAddress dobijamo pomoću iskaza:</text:span></text:p>
      <text:p text:style-name="P3"><text:tab/><text:tab/><text:tab/><text:span text:style-name="T2">InetAddress <text:s text:c="4"/>inetAddress = socket.getInetAddress();</text:span></text:p>
      <text:p text:style-name="P1"/>
      <text:p text:style-name="P2"/>
      <text:p text:style-name="P2">2. <text:span text:style-name="T1">Koje metode koristite da bi dobili IP adrese i naziv host računara iz InetAdress?</text:span></text:p>
      <text:p text:style-name="P2"/>
      <text:p text:style-name="P2"><text:tab/>- <text:span text:style-name="T1">IP adresu dobijamo pomoću: </text:span><text:span text:style-name="T3">getHostAddress()</text:span><text:span text:style-name="T1"> metode.</text:span></text:p>
      <text:p text:style-name="P3"><text:tab/> <text:s/>Naziv računara dobijamo pomoću: <text:span text:style-name="T2">getHostName()</text:span> metode.</text:p>
      <text:p text:style-name="P1"/>
      <text:p text:style-name="P1"/>
      <text:p text:style-name="P2">3. <text:span text:style-name="T12">Šta će se desiti ako nije u liniji 227 llistinga klase TicTacToeClient definisana veličina ćelije?</text:span></text:p>
      <text:p text:style-name="P2"/>
      <text:p text:style-name="P2"><text:tab/>- <text:span text:style-name="T12">Ne znam </text:span><text:span text:style-name="T14">????????????????????????????</text:span></text:p>
      <text:p text:style-name="P1"/>
      <text:p text:style-name="P1"/>
      <text:p text:style-name="P2">4. <text:span text:style-name="T29">Ako igrač nije na potezu a klikne na praznom polju, šta će klijentski program dat klasom TicTacToeClient uraditi?</text:span></text:p>
      <text:p text:style-name="P2"/>
      <text:p text:style-name="P29">- <text:span text:style-name="T29">Neće uraditi ništa, već će čekati na potez pravog igrača, zato što po uspostavljanju sesije, server naizmenično prima poteze od igrača i po prijemu poteza od igrača server određuje status igre. Ako igra nije završena, server šalje status continue i šalje potez igrača drugom igraču.</text:span></text:p>
      <text:p text:style-name="P1"/>
      <text:p text:style-name="P1"/>
      <text:p text:style-name="P1">5. <text:span text:style-name="T30">Šta od navedenog je tačno? </text:span><text:span text:style-name="T15">***</text:span></text:p>
      <text:p text:style-name="P2"/>
      <text:p text:style-name="P29">- <text:span text:style-name="T31">Kada je veza uspostavljena, klijent i server komuniciraju preko softverskih utičnica, tj. objekata klase ServerSocket i Socket.</text:span></text:p>
      <text:p text:style-name="P29">- <text:span text:style-name="T31">Utičnice su krajnje tačke logičkih veza između dva računara i koriste se za slanje i primanje podataka.</text:span></text:p>
      <text:p text:style-name="P2"/>
      <text:p text:style-name="P2"/>
      <text:p text:style-name="P2">6. <text:span text:style-name="T32">Kada server prihvati vezu, komunikacija između servera i klijenta se vodi na isti način kao i kod U/I tokova podataka (strimova)? </text:span><text:span text:style-name="T16">***</text:span></text:p>
      <text:p text:style-name="P1"/>
      <text:p text:style-name="P1"><text:tab/>- <text:span text:style-name="T32">True</text:span></text:p>
      <text:p text:style-name="P1"/>
      <text:p text:style-name="P1"/>
      <text:p text:style-name="P4">7. <text:span text:style-name="T33">Server koristi ime definisano promenljivom serverName, čija vrednost je ili Internet ime domen servera ili njegova IP adresa, da ili ne? </text:span><text:span text:style-name="T17">***</text:span></text:p>
      <text:p text:style-name="P4"/>
      <text:p text:style-name="P4"><text:tab/>- <text:span text:style-name="T33">True</text:span></text:p>
      <text:p text:style-name="P1"/>
      <text:p text:style-name="P5"><text:soft-page-break/>8. <text:span text:style-name="T34">Šta od navedenog je tačno? </text:span><text:span text:style-name="T18">***</text:span></text:p>
      <text:p text:style-name="P5"/>
      <text:p text:style-name="P5"><text:tab/>- <text:span text:style-name="T34">TCP omogućava da dva servera uspostave vezu i da razmene tokove podataka.</text:span></text:p>
      <text:p text:style-name="P5"><text:tab/>- <text:span text:style-name="T34">IP adresa je sačinjena od četiri broja od 0 do 255 između kojih se nalaze tačke.</text:span></text:p>
      <text:p text:style-name="P6"><text:tab/>- IP je adresa koja na jedinstveni način utvrđuje računar na internetu.</text:p>
      <text:p text:style-name="P6"/>
      <text:p text:style-name="P6"/>
      <text:p text:style-name="P7">9. <text:span text:style-name="T35">Da li je moguće da se klijent i server izvršavaju na različitim računarima a da to ne ometa njihovu komunikaciju? </text:span><text:span text:style-name="T19">***</text:span></text:p>
      <text:p text:style-name="P6"/>
      <text:p text:style-name="P6"><text:tab/>- <text:span text:style-name="T35">D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TEST 3</text:p>
      <text:p text:style-name="P1"/>
      <text:p text:style-name="P1"/>
      <text:p text:style-name="P2">1. <text:span text:style-name="T36">Opišite unapred pripremljene iskaze. Kako kreirate primerak klase PreparedStatement? Kako izvršavate PreparedStatement? Kako unosite vrednosti parametara u PreparedStatement objekat?</text:span></text:p>
      <text:p text:style-name="P2"/>
      <text:p text:style-name="P2"><text:tab/>- <text:span text:style-name="T36">PreparedStatement omogućava kreiranje parametrizovane SQL izjave. Kreiramo ga sa:</text:span></text:p>
      <text:p text:style-name="P54">PrepraredStatement preparedStatement = connection.prepareStatement(“<text:span text:style-name="T37">insert <text:tab/><text:tab/><text:tab/><text:tab/>into Student (firstName, mi, lastName)</text:span>“ <text:span text:style-name="T37">+ “values(?,?,?)”</text:span>);</text:p>
      <text:p text:style-name="P2"/>
      <text:p text:style-name="P2"><text:tab/>- <text:span text:style-name="T50">Izvršenje</text:span><text:span text:style-name="T38"> se </text:span><text:span text:style-name="T50">vrši</text:span><text:span text:style-name="T38"> p</text:span><text:span text:style-name="T50">ozivom </text:span><text:span text:style-name="T4">executeQuery()</text:span><text:span text:style-name="T50">.</text:span></text:p>
      <text:p text:style-name="P1"><text:tab/>- <text:span text:style-name="T50">Unosimo ih pomoću metode </text:span><text:span text:style-name="T4">setX(int parameterIndex, X value)</text:span><text:span text:style-name="T50">; Na primer:</text:span></text:p>
      <text:p text:style-name="P1"><text:tab/><text:tab/><text:tab/><text:tab/><text:tab/><text:span text:style-name="T50">preparedStatement.setString(1, “</text:span><text:span text:style-name="T39">A</text:span><text:span text:style-name="T50">“);</text:span></text:p>
      <text:p text:style-name="P1"/>
      <text:p text:style-name="P1"/>
      <text:p text:style-name="P1">2. <text:span text:style-name="T67">Koje su povoljnosti koje pruža primena unapred pripremljenih iskaza?</text:span></text:p>
      <text:p text:style-name="P1"/>
      <text:p text:style-name="P29">- <text:span text:style-name="T67">Prednost je u tome što PreparedStatement omogućava predkompajliranje SQL iskaza sa ili bez parametara, čime su ovi iskazi efikasniji za ponovna izvršenja.</text:span></text:p>
      <text:p text:style-name="P1"/>
      <text:p text:style-name="P1"/>
      <text:p text:style-name="P2">3. <text:span text:style-name="T68">Za šta služi DatabaseMetaData? Opišite metode DatabaseMetaData. Kako dobijate primerak od DatabaseMetaData?</text:span></text:p>
      <text:p text:style-name="P1"/>
      <text:p text:style-name="P34">- <text:s/><text:span text:style-name="T68">DatabaseMetaData je interfejs koji suži za dobijanje informacija o bazi podataka. Za dobijanje primerka interfejsa DatabaseMetaData za bazu podataka koristi se metoda getMetaData().</text:span></text:p>
      <text:p text:style-name="P1"/>
      <text:p text:style-name="P1"/>
      <text:p text:style-name="P2">4. <text:span text:style-name="T69">Za šta služi ResultSetMetaData? Opišite metode u ResultSetMetaData? Kako dobijate primerak ResultSetMetaData?</text:span></text:p>
      <text:p text:style-name="P1"/>
      <text:p text:style-name="P29">- <text:span text:style-name="T69">ResultSetMetaData je interfejs koji služi za dobijanje informacija u specificiranom ResultSet. Za dobijanje primerka ResultSetMetaData, koristi se metoda </text:span><text:span text:style-name="T5">getMetaData()</text:span><text:span text:style-name="T69"> na skupu rezultata.</text:span></text:p>
      <text:p text:style-name="P1"/>
      <text:p text:style-name="P1"/>
      <text:p text:style-name="P1">5. <text:span text:style-name="T69">Kako nalazite broj kolona u skupu rezultata? Kako nalazite nazive kolone u skupu rezultata?</text:span></text:p>
      <text:p text:style-name="P1"/>
      <text:p text:style-name="P1"><text:tab/>- <text:span text:style-name="T69">Broj kolona u skupu rezultata nalazimo pomoću metode </text:span><text:span text:style-name="T5">getColumnCount()</text:span><text:span text:style-name="T69">.</text:span></text:p>
      <text:p text:style-name="P1"><text:tab/>- <text:span text:style-name="T69">Nazive kolona u skupu rezultata nalazimo pomoću metode </text:span><text:span text:style-name="T5">getColumnName()</text:span><text:span text:style-name="T69">.</text:span></text:p>
      <text:p text:style-name="P1"/>
      <text:p text:style-name="P1"/>
      <text:p text:style-name="P1">6. <text:span text:style-name="T70">Koje su prednosti razvoja aplikacije sa bazom podataka upotrebom Jave?</text:span></text:p>
      <text:p text:style-name="P1"/>
      <text:p text:style-name="P29">- <text:span text:style-name="T70">Prednost je u tome što ove aplikacije mogu da koriste više sistema baza podataka koji su u mreži računara koje koriste.</text:span></text:p>
      <text:p text:style-name="P8"><text:soft-page-break/>7. <text:span text:style-name="T71">Opišite sledeće JDBC interfejse: Driver, Connection, Statement i ResultSet?</text:span></text:p>
      <text:p text:style-name="P1"/>
      <text:p text:style-name="P1"><text:tab/>- <text:span text:style-name="T6">Driver</text:span><text:span text:style-name="T71"> – je uslužni program</text:span></text:p>
      <text:p text:style-name="P1"><text:tab/>- <text:span text:style-name="T6">Connection</text:span><text:span text:style-name="T71"> – omogućava povezivanje sa bazom podataka.</text:span></text:p>
      <text:p text:style-name="P1"><text:tab/>- <text:span text:style-name="T6">Statement</text:span><text:span text:style-name="T71"> – kreira SQL iskaz.</text:span></text:p>
      <text:p text:style-name="P1"><text:tab/>- <text:span text:style-name="T6">ResultSet</text:span><text:span text:style-name="T71"> – obrađuje rezultate.</text:span></text:p>
      <text:p text:style-name="P1"/>
      <text:p text:style-name="P1"/>
      <text:p text:style-name="P9">8. <text:span text:style-name="T72">Kako instalirate JDBC drajver? Koje su drajver klase za MySQL, Access i Oracle?</text:span></text:p>
      <text:p text:style-name="P9"/>
      <text:p text:style-name="P9"><text:tab/>- <text:span text:style-name="T72">JDBC drajver instaliramo pomoću: </text:span><text:span text:style-name="T7">Class.forName(“</text:span><text:span text:style-name="T40">com.mysql.jdbc.Driver</text:span><text:span text:style-name="T7">“);</text:span></text:p>
      <text:p text:style-name="P21"><text:tab/> <text:s/><text:span text:style-name="T2">Drajver klase</text:span> su:</text:p>
      <text:p text:style-name="P21"><text:tab/><text:tab/><text:span text:style-name="T74">Access</text:span>: <text:span text:style-name="T8">sun.jdbc.odbc.jdbcOdbcDriv</text:span></text:p>
      <text:p text:style-name="P21"><text:tab/><text:tab/><text:span text:style-name="T74">MySQL</text:span>: <text:span text:style-name="T8">com.mysql.jdbc.Driver</text:span></text:p>
      <text:p text:style-name="P21"><text:tab/><text:tab/>Oracle:<text:span text:style-name="T2"> oracle:</text:span><text:span text:style-name="T8">jdbc.driver.OracleDriver</text:span></text:p>
      <text:p text:style-name="P1"/>
      <text:p text:style-name="P1"/>
      <text:p text:style-name="P25">9. <text:span text:style-name="T73">Kako kreirate vezu </text:span><text:span text:style-name="T52">sa bazom podataka? Koje se URL koriste za MySQL, Access i Oracle?</text:span></text:p>
      <text:p text:style-name="P25"><text:span text:style-name="T52"/></text:p>
      <text:p text:style-name="P37"><text:span text:style-name="T52">- Povezivanje baze podataka se vrši pozivanjem statičkog metoda </text:span><text:span text:style-name="T54">getConnection()</text:span><text:span text:style-name="T52"> u klasi <text:s text:c="11"/>DriverManager.</text:span></text:p>
      <text:p text:style-name="P26"><text:span text:style-name="T51"><text:tab/></text:span><text:span text:style-name="T53">URL</text:span><text:span text:style-name="T51"> za razne DBMS su:</text:span></text:p>
      <text:p text:style-name="P23"><text:tab/><text:tab/>MySQL: <text:span text:style-name="T2">jdbc:mysql://hostname/dbname</text:span></text:p>
      <text:p text:style-name="P23"><text:tab/><text:tab/>Access: <text:span text:style-name="T2">jdbc:odbc:dataSource</text:span></text:p>
      <text:p text:style-name="P22"><text:span text:style-name="T51"><text:tab/><text:tab/>Oracle:</text:span><text:span text:style-name="T53"> jdbc:oracle:thin:@hostname:port#:oracleDBSID</text:span></text:p>
      <text:p text:style-name="P24"/>
      <text:p text:style-name="P24"/>
      <text:p text:style-name="P24">10. <text:span text:style-name="T75">Kako kreirate Statement </text:span><text:span text:style-name="T59">i</text:span><text:span text:style-name="T75"> </text:span><text:span text:style-name="T59">izvršavate</text:span><text:span text:style-name="T75"> SQL iskaz?</text:span></text:p>
      <text:p text:style-name="P24"/>
      <text:p text:style-name="P37">- <text:span text:style-name="T59">Statement objekat definiše SQL islaze koje DBMS treba da izvrši </text:span><text:span text:style-name="T60">i</text:span><text:span text:style-name="T59"> da vrati dobi</text:span><text:span text:style-name="T60">j</text:span><text:span text:style-name="T59">eni rezultat. On izgleda ovako: <text:tab/></text:span><text:span text:style-name="T58">Statement statement = connection.createSt</text:span><text:span text:style-name="T55">a</text:span><text:span text:style-name="T58">tement();</text:span></text:p>
      <text:p text:style-name="P38"><text:span text:style-name="T51">SQL upit se može izvršiti upotrebom </text:span><text:span text:style-name="T53">executeQuery(String sql)</text:span><text:span text:style-name="T51">, a rezultat se vraća u obliku SQL objekta.</text:span></text:p>
      <text:p text:style-name="P24"><text:span text:style-name="T59"/></text:p>
      <text:p text:style-name="P24"/>
      <text:p text:style-name="P24">11. <text:span text:style-name="T61">Kako dobijate vrednosti u ResultSet?</text:span></text:p>
      <text:p text:style-name="P24"/>
      <text:p text:style-name="P24"><text:tab/>- <text:span text:style-name="T61">Za dobijanje vrednosti u ResultSet koristimo metod </text:span><text:span text:style-name="T56">getMetaData()</text:span><text:span text:style-name="T61">.</text:span></text:p>
      <text:p text:style-name="P25"/>
      <text:p text:style-name="P25"/>
      <text:p text:style-name="P25">12. <text:span text:style-name="T62">Šta su superključevi, ključevi kandidati </text:span><text:span text:style-name="T63">i</text:span><text:span text:style-name="T62"> primarni ključevi?</text:span></text:p>
      <text:p text:style-name="P25"><text:span text:style-name="T62"/></text:p>
      <text:p text:style-name="P37"><text:span text:style-name="T62">- </text:span><text:span text:style-name="T57">Superključ</text:span><text:span text:style-name="T62"> je atribut ili skup atributa koji na jedinstveni način identifikuje jednu relaciju. Skup svih atributa u jednoj relaciji je superključ.</text:span></text:p>
      <text:p text:style-name="P37"><text:span text:style-name="T62">- </text:span><text:span text:style-name="T57">Ključ-kandidat</text:span><text:span text:style-name="T62"> je podskup superključa koji može da ima više ključa-kandidata.</text:span></text:p>
      <text:p text:style-name="P37"><text:span text:style-name="T62">- </text:span><text:span text:style-name="T57">Primarni ključ</text:span><text:span text:style-name="T62"> je jedan od ključeva-kandidata određen od strane projektanta baze i često se koristi za identifikaciju slogova table.</text:span></text:p>
      <text:p text:style-name="P10"><text:soft-page-break/>13. <text:span text:style-name="T76">Šta je sekundarni (strani) ključ?</text:span></text:p>
      <text:p text:style-name="P10"/>
      <text:p text:style-name="P10"><text:tab/>- <text:span text:style-name="T76">Sekundarni (strani) ključ ograničava veze između relacija.</text:span></text:p>
      <text:p text:style-name="P10"/>
      <text:p text:style-name="P10"/>
      <text:p text:style-name="P11">14. Da li neka relacija ima više od jednog primarnog ključa u istoj relaciji?</text:p>
      <text:p text:style-name="P11"/>
      <text:p text:style-name="P11"><text:tab/>- Ne</text:p>
      <text:p text:style-name="P24"/>
      <text:p text:style-name="P24"/>
      <text:p text:style-name="P11">15. <text:span text:style-name="T77">Da li strani ključ mora da ima isto ime kao što je pozvani primarni ključ?</text:span></text:p>
      <text:p text:style-name="P11"/>
      <text:p text:style-name="P11"><text:tab/>- <text:span text:style-name="T77">Ne</text:span></text:p>
      <text:p text:style-name="P11"/>
      <text:p text:style-name="P11"/>
      <text:p text:style-name="P12">16. Da li strani ključ može da ima vrednost null?</text:p>
      <text:p text:style-name="P12"/>
      <text:p text:style-name="P12"><text:tab/>- Ne</text:p>
      <text:p text:style-name="P12"/>
      <text:p text:style-name="P12"/>
      <text:p text:style-name="P12">17. Izbaciti pojmove koji ne pripadaju skupu? <text:span text:style-name="T13">***</text:span></text:p>
      <text:p text:style-name="P12"/>
      <text:p text:style-name="P12"><text:tab/>- Set i HashSet.</text:p>
      <text:p text:style-name="P1"/>
      <text:p text:style-name="P1"/>
      <text:p text:style-name="P12">18. <text:span text:style-name="T78">JDBC je Java API koji se koristi za razvoj aplikacija koje koriste relacione baze podataka? </text:span><text:span text:style-name="T20">***</text:span></text:p>
      <text:p text:style-name="P1"/>
      <text:p text:style-name="P1"><text:tab/>- <text:span text:style-name="T78">True</text:span></text:p>
      <text:p text:style-name="P1"/>
      <text:p text:style-name="P1"/>
      <text:p text:style-name="P13">19. Čemu služi interfejs Connection? <text:span text:style-name="T13">***</text:span></text:p>
      <text:p text:style-name="P13"/>
      <text:p text:style-name="P13"><text:tab/>- Za povezivanje sa bazom podataka.</text:p>
      <text:p text:style-name="P13"/>
      <text:p text:style-name="P13"/>
      <text:p text:style-name="P13">20. Kako se naziva univerzalni jezik za pristupanje relacionim sistemima baza podataka? <text:span text:style-name="T13">***</text:span></text:p>
      <text:p text:style-name="P13"/>
      <text:p text:style-name="P13"><text:tab/>- SQL</text:p>
      <text:p text:style-name="P13"/>
      <text:p text:style-name="P13"/>
      <text:p text:style-name="P13">21. Šta je RDBMS? <text:span text:style-name="T13">***</text:span></text:p>
      <text:p text:style-name="P13"/>
      <text:p text:style-name="P13"><text:tab/>- Sistem za upravljanje bazom podataka.</text:p>
      <text:p text:style-name="P1"/>
      <text:p text:style-name="P1"/>
      <text:p text:style-name="P1"/>
      <text:p text:style-name="P1"/>
      <text:p text:style-name="P20"><text:soft-page-break/>TEST 4</text:p>
      <text:p text:style-name="P1"/>
      <text:p text:style-name="P1">1. <text:span text:style-name="T79">Šta su DAO objekti?</text:span></text:p>
      <text:p text:style-name="P1"/>
      <text:p text:style-name="P1"><text:tab/>- <text:span text:style-name="T79">DAO objekti su objekti koji omogućavaju pristup bazi podataka unutar DAO klase.</text:span></text:p>
      <text:p text:style-name="P1"/>
      <text:p text:style-name="P1"/>
      <text:p text:style-name="P1">2. <text:span text:style-name="T79">Zašto primena DAO šablona predstavlja dobru praksu za pisanje koda koji se obraća bazi podataka?</text:span></text:p>
      <text:p text:style-name="P1"/>
      <text:p text:style-name="P29">- <text:span text:style-name="T79">Zato što se njihovom primenom postiže jasno razdvajanje modula programa pomoću kojeg ostali slojevi aplikacije, poput logike korisničkog interfejsa ili poslovne logike ne zavise od logike perzistencije.</text:span></text:p>
      <text:p text:style-name="P1"/>
      <text:p text:style-name="P1"/>
      <text:p text:style-name="P1">3. <text:span text:style-name="T80">Šta je obeleženi upit?</text:span></text:p>
      <text:p text:style-name="P1"/>
      <text:p text:style-name="P1"><text:tab/>- <text:span text:style-name="T80">To je poseban specificirani upit koji sadrži listu od više upita.</text:span></text:p>
      <text:p text:style-name="P1"/>
      <text:p text:style-name="P1"/>
      <text:p text:style-name="P1">4. <text:span text:style-name="T81">Šta je JPQL?</text:span></text:p>
      <text:p text:style-name="P1"/>
      <text:p text:style-name="P1"><text:tab/>- <text:span text:style-name="T81">JPQL je JPA specifični jezik upita, čija je sintaksa veoma slična SQL jeziku.</text:span></text:p>
      <text:p text:style-name="P2"/>
      <text:p text:style-name="P2"/>
      <text:p text:style-name="P2">5. <text:span text:style-name="T82">Navedite i objasnite anotacije za proveru podataka?</text:span></text:p>
      <text:p text:style-name="P2"/>
      <text:p text:style-name="P2"><text:tab/>- <text:span text:style-name="T41">@NotNull </text:span><text:span text:style-name="T42">– ne dozvoljava polju da prihvati null vrednost.</text:span></text:p>
      <text:p text:style-name="P2"><text:span text:style-name="T42"><text:tab/>- </text:span><text:span text:style-name="T41">@Size</text:span><text:span text:style-name="T42"> – ukazuje na maksimalan broj karaktera kojih osobina zrna moze da prihvati.</text:span></text:p>
      <text:p text:style-name="P2"><text:span text:style-name="T42"><text:tab/>- </text:span><text:span text:style-name="T41">@Pattern</text:span><text:span text:style-name="T42"> – obezbedjuje da se obelezeno polje podudara sa regularnim iskazom.</text:span></text:p>
      <text:p text:style-name="P2"/>
      <text:p text:style-name="P1"/>
      <text:p text:style-name="P1">6. <text:span text:style-name="T43">Navedite i objasnite kardinalnosti relacija JPA entiteta?</text:span></text:p>
      <text:p text:style-name="P1"><text:span text:style-name="T43"/></text:p>
      <text:p text:style-name="P1"><text:span text:style-name="T43"><text:tab/>- @OneToMany <text:s/></text:span><text:span text:style-name="T44">← </text:span><text:span text:style-name="T21">Ovde jos napisi objasnjenje za svaki</text:span></text:p>
      <text:p text:style-name="P1"><text:span text:style-name="T43"><text:tab/>- @JoinCoulumn</text:span></text:p>
      <text:p text:style-name="P1"><text:span text:style-name="T43"><text:tab/>- @ManuyToOne</text:span></text:p>
      <text:p text:style-name="P1"><text:span text:style-name="T43"><text:tab/>- @ManyToMany</text:span></text:p>
      <text:p text:style-name="P1"><text:span text:style-name="T43"><text:tab/>- @OneToMany</text:span></text:p>
      <text:p text:style-name="P1"/>
      <text:p text:style-name="P1"/>
      <text:p text:style-name="P14">7. <text:span text:style-name="T45">Pokazati na primeru kardinalnosti JPA entiteta?</text:span></text:p>
      <text:p text:style-name="P14"><text:span text:style-name="T45"/></text:p>
      <text:p text:style-name="P44"><text:span text:style-name="T45">- @ManyToMany, ovde je primer </text:span><text:span text:style-name="T83">slučaj</text:span><text:span text:style-name="T45"> </text:span><text:span text:style-name="T83">sa porudžbinama, gde jedna porudžbina može da sadrži više proizvoda i jedan proizvod može da bude sadržan u više porudžbina.</text:span></text:p>
      <text:p text:style-name="P14"/>
      <text:p text:style-name="P14"/>
      <text:p text:style-name="P14"><text:soft-page-break/>8. <text:span text:style-name="T83">Objasnite proceduru automatskog generisanja JSF stranica iz JPA entiteta?</text:span></text:p>
      <text:p text:style-name="P14"/>
      <text:p text:style-name="P14"><text:tab/>- <text:span text:style-name="T83">Koraci su:</text:span></text:p>
      <text:p text:style-name="P55"><text:span text:style-name="T83">1) Klik na File →</text:span><text:span text:style-name="T45"> New File → odaberemo kategoriju datoteke (Java Server Faces ili Persistance) → odaberemo tip datoteke (JSF Pages from Entity Clases).</text:span></text:p>
      <text:p text:style-name="P56"><text:span text:style-name="T37">2) Klik na Next → markiraju se klase → klik na Add → klik na Next.</text:span></text:p>
      <text:p text:style-name="P57"><text:span text:style-name="T37">Prolaskom kroz zadati Wizard, kreiraju se JSF stranice za sve klase entiteta, koje su bile izabrane.</text:span></text:p>
      <text:p text:style-name="P14"/>
      <text:p text:style-name="P14"/>
      <text:p text:style-name="P14">9. <text:span text:style-name="T46">Objasnite proceduru kreiranja JPA entiteta iz tabela baze podataka?</text:span></text:p>
      <text:p text:style-name="P14"><text:span text:style-name="T46"/></text:p>
      <text:p text:style-name="P14"><text:span text:style-name="T46"><text:tab/>- </text:span><text:span text:style-name="T22">????????????????????????????</text:span></text:p>
      <text:p text:style-name="P1"/>
      <text:p text:style-name="P1"/>
      <text:p text:style-name="P27">10. <text:span text:style-name="T84">Objasnite anotacije koje koriste JPA entiteti?</text:span></text:p>
      <text:p text:style-name="P27"/>
      <text:p text:style-name="P27"><text:tab/>- <text:span text:style-name="T84">Java klasa koja se odnosi na JPA entitet je obelezena anotacijom @Entity </text:span><text:span text:style-name="T24">?????????????</text:span></text:p>
      <text:p text:style-name="P27"/>
      <text:p text:style-name="P27"/>
      <text:p text:style-name="P27">11. <text:span text:style-name="T64">Šta su JPA entiteti?</text:span></text:p>
      <text:p text:style-name="P27"><text:span text:style-name="T64"/></text:p>
      <text:p text:style-name="P45"><text:span text:style-name="T64">- JPA entiteti su Java klase čija se polja čuvaju (perzistiraju) u bazama podataka pomoću JPA <text:s/>API.</text:span></text:p>
      <text:p text:style-name="P27"/>
      <text:p text:style-name="P27"/>
      <text:p text:style-name="P28">12. <text:span text:style-name="T65">Kojom anotacijom se obeležavaju JPA entiteti?</text:span></text:p>
      <text:p text:style-name="P28"><text:span text:style-name="T65"/></text:p>
      <text:p text:style-name="P28"><text:span text:style-name="T65"><text:tab/>- </text:span><text:span text:style-name="T85">@Entity</text:span></text:p>
      <text:p text:style-name="P28"/>
      <text:p text:style-name="P28"/>
      <text:p text:style-name="P28">13. <text:span text:style-name="T66">Šta je connection pool i koje su mu prednosti?</text:span></text:p>
      <text:p text:style-name="P28"/>
      <text:p text:style-name="P46">- <text:span text:style-name="T66">Informacije kao što su: naziv servera, porta, kredencijala i slično, koje omogućavaju konektovanje na bazu podataka, nazivaju se connection pool.</text:span></text:p>
      <text:p text:style-name="P47"><text:span text:style-name="T66">P</text:span><text:span text:style-name="T51">omoću connection pool-a se povećavaju performanse aplikacije zahvaljujući tome što se izbegavaju zahtevne akcije otvaranja i zatvaranja konekcije.</text:span></text:p>
      <text:p text:style-name="P28"/>
      <text:p text:style-name="P28"/>
      <text:p text:style-name="P15">14. <text:span text:style-name="T86">JPQL je JPA specifični jezik upita čija je sintaksa veoma slična SQL jeziku? </text:span><text:span text:style-name="T25">***</text:span></text:p>
      <text:p text:style-name="P15"/>
      <text:p text:style-name="P15"><text:tab/>- <text:span text:style-name="T86">True</text:span></text:p>
      <text:p text:style-name="P15"/>
      <text:p text:style-name="P15"/>
      <text:p text:style-name="P15">15. <text:span text:style-name="T87">Izbaci pojmove koji ne pripadaju navedenim? </text:span><text:span text:style-name="T26">***</text:span></text:p>
      <text:p text:style-name="P15"/>
      <text:p text:style-name="P15"><text:tab/>- <text:span text:style-name="T87">JDBC <text:s text:c="5"/>(a pripadaju: EclipseLink, Hibernate, TopLink, Essentials, iOpenJPA, KODO)</text:span></text:p>
      <text:p text:style-name="P15"><text:soft-page-break/>16. <text:span text:style-name="T88">Da li JPA dozvoljava automatsko generisanje primarnih ključeva? </text:span><text:span text:style-name="T27">***</text:span></text:p>
      <text:p text:style-name="P15"/>
      <text:p text:style-name="P15"><text:tab/>- <text:span text:style-name="T88">Da primenom anotacije </text:span><text:span text:style-name="T47">@</text:span><text:span text:style-name="T88">GeneratedValue u kombinaciji sa anotacijom </text:span><text:span text:style-name="T47">@</text:span><text:span text:style-name="T88">Id.</text:span></text:p>
      <text:p text:style-name="P15"/>
      <text:p text:style-name="P15"/>
      <text:p text:style-name="P15">17. <text:span text:style-name="T48">EclipseLink je podrazumevana JPA implementacija za GlassFish aplikativni server, da ili ne? </text:span><text:span text:style-name="T23">***</text:span></text:p>
      <text:p text:style-name="P15"><text:span text:style-name="T48"/></text:p>
      <text:p text:style-name="P15"><text:span text:style-name="T48"><text:tab/>- True</text:span></text:p>
      <text:p text:style-name="P15"><text:span text:style-name="T48"/></text:p>
      <text:p text:style-name="P15"><text:span text:style-name="T48"/></text:p>
      <text:p text:style-name="P16"><text:span text:style-name="T37">18. </text:span><text:span text:style-name="T49">DAO </text:span><text:span text:style-name="T89">šabloni dizajna čuvaju sve funkcionalnosti pristupa bazi podataka unutar DAO klase? </text:span><text:span text:style-name="T28">***</text:span></text:p>
      <text:p text:style-name="P16"/>
      <text:p text:style-name="P16"><text:tab/>- <text:span text:style-name="T89">True</text:span></text:p>
      <text:p text:style-name="P15"/>
      <text:p text:style-name="P15"/>
      <text:p text:style-name="P1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/>
      <text:p text:style-name="P20"><text:soft-page-break/>TEST 5</text:p>
      <text:p text:style-name="P1"/>
      <text:p text:style-name="P1"/>
      <text:p text:style-name="P17">1. <text:span text:style-name="T90">Šta je HQL?</text:span></text:p>
      <text:p text:style-name="P17"/>
      <text:p text:style-name="P48">- <text:span text:style-name="T9">HQL</text:span><text:span text:style-name="T90"> (Hibernate Quality Language) je objektno-orjentisan jezik za rad sa bazom podataka u okviru Hibernate ORM. On radi sa trajnim objektima i njihovim svojstvima. HQL upiti se prevode u SQL upite koji izvršavaju potrebne akcije na bazi podataka.</text:span></text:p>
      <text:p text:style-name="P17"/>
      <text:p text:style-name="P17"/>
      <text:p text:style-name="P17">2. <text:span text:style-name="T91">Koji značaj ima objekat Criteria?</text:span></text:p>
      <text:p text:style-name="P17"/>
      <text:p text:style-name="P48">- <text:span text:style-name="T91">Objekat </text:span><text:span text:style-name="T10">Criteria</text:span><text:span text:style-name="T91"> omougćava da definišemo kriterijume za programirani odabir objekata primenom pravila filtriranja i logičkih uslova.</text:span></text:p>
      <text:p text:style-name="P17"/>
      <text:p text:style-name="P17"/>
      <text:p text:style-name="P17">3. <text:span text:style-name="T92">Za šta je moguće iskoristiti standardne SQL upite pored HQL upita?</text:span></text:p>
      <text:p text:style-name="P18"/>
      <text:p text:style-name="P48">- <text:span text:style-name="T92">Moguće je iskoristiti za dobijanje specifičnh svojstava baze podataka kao što je korišćenje CONNECT ključne reči.</text:span></text:p>
      <text:p text:style-name="P30">Hibernate 3.X dozvoljava primenu SQL upita, memorisanih procedura, operacija create, update, delete <text:span text:style-name="T93">i</text:span> load za sve slogove.</text:p>
      <text:p text:style-name="P30">Aplikacija će kreirati originalne SQL upite iz Session objekta primenom metoda <text:span text:style-name="T2">createSQLQuery()</text:span>.</text:p>
      <text:p text:style-name="P52">Moguće je povezati dobiveni SQL rezultat sa postojećim HQL rezultatom, primenom <text:span text:style-name="T94">metoda: </text:span><text:span text:style-name="T11">addEntity()</text:span><text:span text:style-name="T94">, </text:span><text:span text:style-name="T11">addJoin()</text:span><text:span text:style-name="T94">, </text:span><text:span text:style-name="T11">addScalar()</text:span><text:span text:style-name="T94">.</text:span></text:p>
      <text:p text:style-name="P19"/>
      <text:p text:style-name="P17"/>
      <text:p text:style-name="P17">4. <text:span text:style-name="T95">Koje su prednosti Hibernate anotacija?</text:span></text:p>
      <text:p text:style-name="P17"/>
      <text:p text:style-name="P48">- <text:span text:style-name="T95">Hibernate Annotations je moćan način obezbeđivanja meta podataka za mapiranje objekata u relacione tabele. Svi meta podaci se stavljaju zajedno u POJO java fajl zajedno sa programskim kodom, pa korisnik odatle razume strukturu tabela I simultano vreme razvoja.</text:span></text:p>
      <text:p text:style-name="P17"/>
      <text:p text:style-name="P17"/>
      <text:p text:style-name="P18">5. <text:span text:style-name="T96">Objasnite najčešće korišćene anotacije?</text:span></text:p>
      <text:p text:style-name="P18"/>
      <text:p text:style-name="P18"><text:tab/>- <text:span text:style-name="T96">Najčešće korišćene anotacije su:</text:span></text:p>
      <text:p text:style-name="P59"><text:span text:style-name="T2">@Entity</text:span> – <text:span text:style-name="T51">njome se obeležavaju JPA entiteti</text:span></text:p>
      <text:p text:style-name="P59"><text:span text:style-name="T2">@Table</text:span> – <text:span text:style-name="T51">dozvoljava specificiranje detalja tabele koja će se koristiti za trajno memorisanje u bazi podataka.</text:span></text:p>
      <text:p text:style-name="P59"><text:span text:style-name="T2">@Id</text:span> – <text:span text:style-name="T51">omogućava pristup svojstvima nekog objekta za vreme izvršenja programa.</text:span></text:p>
      <text:p text:style-name="P59"><text:span text:style-name="T2">@GeneratedValue</text:span> – <text:span text:style-name="T51">omogućava promenu vrednosti primarnog ključa. Ima 2 parametra: Strategy i Generator.</text:span></text:p>
      <text:p text:style-name="P58"><text:span text:style-name="T51">Ove anotacije sve zajedno daju odgovarajuće instrukcije mapiranja programu tokom njegovog izvršavanja.</text:span></text:p>
      <text:p text:style-name="P17"><text:soft-page-break/>6. </text:p>
      <text:p text:style-name="P17"/>
      <text:p text:style-name="P1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0:04:38.101000000</meta:creation-date>
    <dc:date>2018-03-02T15:08:23.405000000</dc:date>
    <meta:editing-duration>PT3H53M24S</meta:editing-duration>
    <meta:editing-cycles>85</meta:editing-cycles>
    <meta:generator>LibreOffice/5.0.3.2$Windows_X86_64 LibreOffice_project/e5f16313668ac592c1bfb310f4390624e3dbfb75</meta:generator>
    <meta:document-statistic meta:table-count="0" meta:image-count="0" meta:object-count="0" meta:page-count="10" meta:paragraph-count="154" meta:word-count="1608" meta:character-count="10894" meta:non-whitespace-character-count="9323"/>
  </office:meta>
</office:document-meta>
</file>